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Segoe Print" svg:font-family="'Segoe Prin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0210cd" officeooo:paragraph-rsid="000210cd"/>
    </style:style>
    <style:style style:name="P2" style:family="paragraph" style:parent-style-name="Standard">
      <style:paragraph-properties fo:text-align="start" style:justify-single-word="false"/>
      <style:text-properties officeooo:rsid="00023432" officeooo:paragraph-rsid="00023432"/>
    </style:style>
    <style:style style:name="P3" style:family="paragraph" style:parent-style-name="Standard">
      <style:paragraph-properties fo:text-align="start" style:justify-single-word="false"/>
      <style:text-properties officeooo:rsid="00023432" officeooo:paragraph-rsid="000522a4"/>
    </style:style>
    <style:style style:name="P4" style:family="paragraph" style:parent-style-name="Standard">
      <style:paragraph-properties fo:text-align="start" style:justify-single-word="false"/>
      <style:text-properties officeooo:paragraph-rsid="00023432"/>
    </style:style>
    <style:style style:name="P5" style:family="paragraph" style:parent-style-name="Standard">
      <style:paragraph-properties fo:text-align="start" style:justify-single-word="false"/>
      <style:text-properties officeooo:paragraph-rsid="0004b1b1"/>
    </style:style>
    <style:style style:name="P6" style:family="paragraph" style:parent-style-name="Standard">
      <style:paragraph-properties fo:text-align="start" style:justify-single-word="false"/>
      <style:text-properties officeooo:rsid="00040a96" officeooo:paragraph-rsid="00040a96"/>
    </style:style>
    <style:style style:name="P7" style:family="paragraph" style:parent-style-name="Standard">
      <style:paragraph-properties fo:text-align="start" style:justify-single-word="false"/>
      <style:text-properties fo:font-weight="bold" officeooo:rsid="00040a96" officeooo:paragraph-rsid="00040a96" style:font-weight-asian="bold" style:font-weight-complex="bold"/>
    </style:style>
    <style:style style:name="P8" style:family="paragraph" style:parent-style-name="Standard">
      <style:paragraph-properties fo:text-align="start" style:justify-single-word="false"/>
      <style:text-properties fo:font-weight="bold" officeooo:rsid="00040a96" officeooo:paragraph-rsid="0004b1b1" style:font-weight-asian="bold" style:font-weight-complex="bold"/>
    </style:style>
    <style:style style:name="P9" style:family="paragraph" style:parent-style-name="Standard">
      <style:paragraph-properties fo:text-align="start" style:justify-single-word="false"/>
      <style:text-properties officeooo:rsid="0004b1b1" officeooo:paragraph-rsid="0004b1b1"/>
    </style:style>
    <style:style style:name="P10" style:family="paragraph" style:parent-style-name="Standard">
      <style:paragraph-properties fo:text-align="start" style:justify-single-word="false"/>
      <style:text-properties officeooo:rsid="000522a4" officeooo:paragraph-rsid="000522a4"/>
    </style:style>
    <style:style style:name="P11" style:family="paragraph" style:parent-style-name="Text_20_body">
      <style:paragraph-properties fo:text-align="start" style:justify-single-word="false"/>
      <style:text-properties fo:font-weight="bold" officeooo:rsid="000210cd" officeooo:paragraph-rsid="000210cd" style:font-weight-asian="bold" style:font-weight-complex="bold"/>
    </style:style>
    <style:style style:name="P12" style:family="paragraph" style:parent-style-name="Text_20_body">
      <style:paragraph-properties fo:text-align="start" style:justify-single-word="false"/>
      <style:text-properties officeooo:rsid="000210cd" officeooo:paragraph-rsid="000210cd"/>
    </style:style>
    <style:style style:name="P13" style:family="paragraph" style:parent-style-name="Text_20_body">
      <style:paragraph-properties fo:text-align="start" style:justify-single-word="false"/>
      <style:text-properties officeooo:rsid="00023432" officeooo:paragraph-rsid="00023432"/>
    </style:style>
    <style:style style:name="T1" style:family="text">
      <style:text-properties officeooo:rsid="000210cd"/>
    </style:style>
    <style:style style:name="T2" style:family="text">
      <style:text-properties fo:font-weight="bold" style:font-weight-asian="bold" style:font-weight-complex="bold"/>
    </style:style>
    <style:style style:name="T3" style:family="text">
      <style:text-properties officeooo:rsid="00023432"/>
    </style:style>
    <style:style style:name="T4" style:family="text">
      <style:text-properties fo:font-variant="normal" fo:text-transform="none" fo:color="#00639b" style:font-name="Arial1" fo:font-size="9pt" fo:letter-spacing="normal" fo:font-style="normal" fo:font-weight="normal"/>
    </style:style>
    <style:style style:name="T5" style:family="text">
      <style:text-properties fo:font-variant="normal" fo:text-transform="none" fo:color="#00639b" style:font-name="Arial1" fo:font-size="9pt" fo:letter-spacing="normal" fo:font-style="normal" fo:font-weight="normal" officeooo:rsid="0004b1b1"/>
    </style:style>
    <style:style style:name="T6" style:family="text">
      <style:text-properties fo:font-variant="normal" fo:text-transform="none" fo:color="#084466" style:font-name="Arial1" fo:font-size="8.25pt" fo:letter-spacing="normal" fo:font-style="normal" fo:font-weight="normal"/>
    </style:style>
    <style:style style:name="T7" style:family="text">
      <style:text-properties officeooo:rsid="00040a96"/>
    </style:style>
    <style:style style:name="T8" style:family="text">
      <style:text-properties style:font-name="Segoe Print" fo:font-size="11pt" style:font-size-asian="11pt"/>
    </style:style>
    <style:style style:name="T9" style:family="text">
      <style:text-properties officeooo:rsid="0004b1b1"/>
    </style:style>
    <style:style style:name="T10" style:family="text">
      <style:text-properties officeooo:rsid="0004f5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SK FLOW</text:p>
      <text:p text:style-name="P1"/>
      <text:p text:style-name="P11">Automation of risk flow:</text:p>
      <text:p text:style-name="P12">When BRE raise RSK requirement for any application MCA will wait till the payment for the application is done and payment status is 'Y'</text:p>
      <text:p text:style-name="P12">2.There is scheduler created 'FailedRiskIrisRefNoSchedule'.</text:p>
      <text:p text:style-name="P12">This scheduler calls a BPM 'RiskIrisRefNoBPM'.</text:p>
      <text:p text:style-name="P11">Flow Happening in BPM.</text:p>
      <text:p text:style-name="P12"/>
      <text:p text:style-name="P13">1.We are fetching the user ID and Password from a property file to pass to the LMS authenticaton web service given by LMS team to MCA.</text:p>
      <text:p text:style-name="P12">2.MCA will pick all such cases whose BRE_REQUIREMENT in OTC_CASES contains RSK requierment and PAYMENT_STATUS in OTC_CASES is 'Y'</text:p>
      <text:p text:style-name="P2">3.After fetching all the eligible appllications we will first check if the applications are already triggered to LMS system or not by checking for the reference number in UW_RISK_IRIS_REF_NO table REFERENCE_NUMBER coulmn.</text:p>
      <text:p text:style-name="P2"/>
      <text:p text:style-name="P5"><text:span text:style-name="T3">4.If the applicatin is fresh then we will fetch the token number <text:s text:c="2"/>from the MCA data base and then fetch all the other required details that MCA is supposed to pass to LMS system in '</text:span><text:span text:style-name="T5">PostLmsServicemgmntReq</text:span><text:span text:style-name="T3">' web service which is shared by LMS system.</text:span></text:p>
      <text:p text:style-name="P4"/>
      <text:p text:style-name="P3">5. If the token number is valid LMS will <text:span text:style-name="T9">give </text:span>Oppurtunity id as the responce which is a success response.if LMS gives error response as '<text:span text:style-name="T7">03</text:span>' <text:span text:style-name="T7">in response code tag that means we ahve to trigger the authentication web service again and the whole process will proceed.</text:span></text:p>
      <text:p text:style-name="P3"/>
      <text:p text:style-name="P10">The LMS token number is saved in the LMS_TOKEN_DETAILS table.</text:p>
      <text:p text:style-name="P2"/>
      <text:p text:style-name="P8">Creation of <text:span text:style-name="T5">PostLmsServicemgmntReq</text:span> in cordys.</text:p>
      <text:p text:style-name="P7"/>
      <text:p text:style-name="P6">In the work space we have to create a new web service.</text:p>
      <text:p text:style-name="P6">We will have to create input schema and output schema in the workspace.</text:p>
      <text:p text:style-name="P6"/>
      <text:p text:style-name="P6">Right click the floder----&gt; Others-----&gt;XML Schema.</text:p>
      <text:p text:style-name="P6"/>
      <text:p text:style-name="P6">input schema for LMS service---&gt;LMSServiceMgmntSchema</text:p>
      <text:p text:style-name="P6">Output Schema for LMS service ----&gt; LMSServiceMgmntOutput</text:p>
      <text:p text:style-name="P6"/>
      <text:p text:style-name="P6"><text:span text:style-name="T2">Path: </text:span>Underwriting project----&gt;HttpSchemas</text:p>
      <text:p text:style-name="P6"/>
      <text:p text:style-name="P6">While creating the web service select the 'Custom web service' option and give the required details.</text:p>
      <text:p text:style-name="P6">On clicking of next we will have to give the input schema and output schema path.</text:p>
      <text:p text:style-name="P6"/>
      <text:p text:style-name="P6">Finish the web service creation.</text:p>
      <text:p text:style-name="P6"><text:soft-page-break/></text:p>
      <text:p text:style-name="P6">The rest service URL is give in the config file.</text:p>
      <text:p text:style-name="P6"/>
      <text:p text:style-name="P6">The path of <text:s/>config.xml file is attached to the HTTP container.</text:p>
      <text:p text:style-name="P9">There is HTTP contaner created in which the LMS service interface is attached.</text:p>
      <text:p text:style-name="P9">Web service '<text:span text:style-name="T4">PostLmsServicemgmntReq</text:span>'</text:p>
      <text:p text:style-name="P9">Interface : LMSServiceMgmntInterface.LMSServiceMgmntInterface</text:p>
      <text:p text:style-name="P5"><text:span text:style-name="T9">Container :</text:span><text:span text:style-name="T6">MCA_http_SG</text:span> </text:p>
      <text:p text:style-name="P9"/>
      <text:p text:style-name="P7"><text:s/>check for the other details in the web service implementation.</text:p>
      <text:p text:style-name="P6"/>
      <text:p text:style-name="P6"/>
      <text:p text:style-name="P6">After the case has been succesfully refered to LMS system and we have got the oppurtunity ID from LMS system then LMS system shares the Vendor details to MCA system through a wsdl web service(<text:span text:style-name="T2">insertLMSVendorDetails</text:span>) shared by MCA system to LMS system,</text:p>
      <text:p text:style-name="P6"/>
      <text:p text:style-name="P6">After the vendor details are succesfully saved in MCA data base <text:s/><text:span text:style-name="T9">in UW_RISK_IRIS_REF_NO table </text:span>LMS system will also provide the Risk comments through wsdl web service '<text:span text:style-name="T2">insertRiskIrisDetails</text:span>' shared by MCA system to LMS system <text:span text:style-name="T9">then the risk comments will be saved in UW_RISK_IRIS table.</text:span></text:p>
      <text:p text:style-name="P6"/>
      <text:p text:style-name="P6"><text:span text:style-name="T10">LMS </text:span>Risk Comments:</text:p>
      <text:p text:style-name="P6">These are the comments that the risk investigator gives at LMS end for every application.</text:p>
      <text:p text:style-name="P6"/>
      <text:p text:style-name="P6"/>
      <text:p text:style-name="P6"/>
      <text:p text:style-name="P7">Manual risk flow:</text:p>
      <text:p text:style-name="P6"/>
      <text:p text:style-name="P6">After the case has been moved to underwriting and the underwriter does 'Refer to risk' then the same BPM <text:s/><text:span text:style-name="T1">RiskIrisRefNoBPM </text:span>will be called from the screen and the above process will take place.</text:p>
      <text:p text:style-name="P6"/>
      <text:p text:style-name="P6">By doing refer to risk from CP pool or UW common pool system internally checks whether we have recievd the risk commnets from LMS system for that application</text:p>
      <text:p text:style-name="P6"/>
      <text:p text:style-name="P6">If we have recived then the case will not get parked in risk bucket in inbox.</text:p>
      <text:p text:style-name="P6">If we have not recived then the case will park in the risk pool from where the risk underwriter can pick the case and give the comments and complete his task.</text:p>
      <text:p text:style-name="P6"/>
      <text:p text:style-name="P6">If the case is present in the risk pool and risk underwriter has <text:span text:style-name="T10">not </text:span>done any action on the case and mean while LMS send the risk comments for the case then we will save the LMS risk comments in the MCA data base and also remove the case from risk pool denoting that the risk has done for the case and there is no need for the risk underwriter to take any action on that case.</text:p>
      <text:p text:style-name="P6"/>
      <text:p text:style-name="P6">Once we recieve the risk comments su<text:span text:style-name="T10">cces</text:span>fully we will consider that the risk process has been completed and the case will be futher processed by the underwriters and close the case.</text:p>
      <text:p text:style-name="P6"/>
      <text:p text:style-name="P6"/>
      <text:p text:style-name="P6"/>
      <text:p text:style-name="P6"><text:soft-page-break/>Frequent issues in Risk Flow:</text:p>
      <text:p text:style-name="P6"/>
      <text:p text:style-name="P6">Cases stuck ib risk bucket in inbox</text:p>
      <text:p text:style-name="P6"/>
      <text:p text:style-name="P6">MCA does not recive the risk comments from LMS team on Time due to which the cases are stuck in the risk bucket. </text:p>
      <text:p text:style-name="P6">For such cases we need to check the comments in UW_RISK_IRIS table.</text:p>
      <text:p text:style-name="P6">If there is no record ask the LMS team the reason for the delay.</text:p>
      <text:p text:style-name="P6"/>
      <text:p text:style-name="P6"/>
      <text:p text:style-name="P6">There is a support ticket raised for issue related to abnormal behaviour of BPM activities in which the same activity gets executed twice one after the other.</text:p>
      <text:p text:style-name="P6"/>
      <text:p text:style-name="P6">For reference check the instance of <text:span text:style-name="T8">27th march 12:00 pm of 'riskIrisRefNoBPM'</text:span></text:p>
      <text:p text:style-name="P6"/>
      <text:p text:style-name="P6"/>
      <text:p text:style-name="P6"/>
      <text:p text:style-name="P6"/>
      <text:p text:style-name="P6"/>
      <text:p text:style-name="P6"/>
      <text:p text:style-name="P6"/>
      <text:p text:style-name="P2"/>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Segoe Print" svg:font-family="'Segoe Prin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31S</meta:editing-duration>
    <meta:editing-cycles>5</meta:editing-cycles>
    <meta:generator>LibreOffice/5.1.4.2$Windows_x86 LibreOffice_project/f99d75f39f1c57ebdd7ffc5f42867c12031db97a</meta:generator>
    <dc:date>2018-07-26T17:37:45.756000000</dc:date>
    <meta:document-statistic meta:table-count="0" meta:image-count="0" meta:object-count="0" meta:page-count="3" meta:paragraph-count="47" meta:word-count="791" meta:character-count="4654" meta:non-whitespace-character-count="3907"/>
    <meta:user-defined meta:name="Info 1"/>
    <meta:user-defined meta:name="Info 2"/>
    <meta:user-defined meta:name="Info 3"/>
    <meta:user-defined meta:name="Info 4"/>
  </office:meta>
</office:document-meta>
</file>